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de" fo:country="DE" officeooo:rsid="000fdd36" officeooo:paragraph-rsid="000fdd36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32pt" fo:language="de" fo:country="DE" fo:font-weight="normal" officeooo:rsid="0011bc7e" officeooo:paragraph-rsid="0011bc7e" style:font-size-asian="32pt" style:font-weight-asian="normal" style:font-size-complex="32pt" style:font-weight-complex="normal"/>
    </style:style>
    <style:style style:name="P3" style:family="paragraph" style:parent-style-name="Standard">
      <style:text-properties style:font-name="Liberation Sans" fo:font-size="20pt" fo:language="de" fo:country="DE" fo:font-weight="normal" officeooo:rsid="000fdd36" officeooo:paragraph-rsid="000fdd36" style:font-size-asian="17.5pt" style:font-weight-asian="normal" style:font-size-complex="20pt" style:font-weight-complex="normal"/>
    </style:style>
    <style:style style:name="P4" style:family="paragraph" style:parent-style-name="Standard">
      <style:text-properties style:font-name="Liberation Sans" fo:font-size="20pt" fo:language="de" fo:country="DE" fo:font-weight="normal" officeooo:rsid="000fdd36" officeooo:paragraph-rsid="000fdd36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20pt" fo:language="de" fo:country="DE" fo:font-weight="normal" officeooo:rsid="000fdd36" officeooo:paragraph-rsid="000fdd36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Liberation Sans" fo:font-size="24pt" fo:language="de" fo:country="DE" fo:font-weight="normal" officeooo:rsid="000fdd36" officeooo:paragraph-rsid="000fdd36" style:font-size-asian="24pt" style:font-weight-asian="normal" style:font-size-complex="24pt" style:font-weight-complex="normal"/>
    </style:style>
    <style:style style:name="P7" style:family="paragraph" style:parent-style-name="Standard">
      <style:text-properties style:font-name="Liberation Sans" fo:font-size="24pt" fo:language="de" fo:country="DE" fo:font-weight="bold" officeooo:rsid="000fdd36" officeooo:paragraph-rsid="000fdd36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Liberation Sans" fo:language="de" fo:country="DE" fo:font-weight="bold" officeooo:rsid="000fdd36" officeooo:paragraph-rsid="000fdd3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language="de" fo:country="DE" officeooo:rsid="000fdd36" officeooo:paragraph-rsid="000fdd36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de" fo:country="DE" fo:font-weight="normal" officeooo:rsid="000fdd36" officeooo:paragraph-rsid="000fdd3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471a" style:font-weight-asian="bold" style:font-weight-complex="bold"/>
    </style:style>
    <style:style style:name="T3" style:family="text">
      <style:text-properties fo:font-weight="bold" officeooo:rsid="0011bc7e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011bc7e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normal" officeooo:rsid="0011bc7e" style:font-size-asian="20pt" style:font-weight-asian="normal" style:font-size-complex="20pt" style:font-weight-complex="normal"/>
    </style:style>
    <style:style style:name="T8" style:family="text">
      <style:text-properties fo:font-size="20pt" fo:font-weight="bold" officeooo:rsid="0011bc7e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SV sucht Interessierte für Wahlausschuss</text:p>
      <text:p text:style-name="P10"/>
      <text:p text:style-name="P5">Die Fachschaftsvertretung Mathematik sucht Interessierte Personen zur Besetzung der<text:span text:style-name="T5"> </text:span>Wahlorgane zur Wahl der Fachschaftsvetretung. Dabei sind zu besetzen (§5 FSWO*)<text:span text:style-name="T5">:</text:span></text:p>
      <text:p text:style-name="P4"/>
      <text:p text:style-name="P6"><text:tab/><text:span text:style-name="T3">- </text:span><text:span text:style-name="T1">Wahlleiter_in </text:span></text:p>
      <text:p text:style-name="P3"><text:span text:style-name="T3"/></text:p>
      <text:p text:style-name="P7"><text:tab/><text:span text:style-name="T5">- Weitere </text:span>Mitglieder des Wahlausschusses</text:p>
      <text:p text:style-name="P8"><text:span text:style-name="T4"/></text:p>
      <text:p text:style-name="P5">Nach §5(3) FSWO* besteht der Wahlausschuss der Fachschaft Mathematik (mehr als 500 Mitglieder) aus vier weiteren Mitgliedern neben de<text:span text:style-name="T5">r</text:span>_de<text:span text:style-name="T5">m</text:span> Wahlleiter_in. Mitglieder des Fachschaftsrates, der Fachschaftsvertretung sowie Kandidat_innen können dem Wahlausschuss nicht angehören. </text:p>
      <text:p text:style-name="P5"/>
      <text:p text:style-name="P9"><text:span text:style-name="T6">Wir freuen uns über alle Interessierten, die </text:span><text:span text:style-name="T7">sich dazu bereiterklären möchten, eine dieser Aufgaben zu übernehmen und laden diese ein, zur nächsten FSV-Sitzung am </text:span><text:span text:style-name="T8">18.11.2015</text:span><text:span text:style-name="T7"> zu kommen, da dort der Wahlausschuss besetzt werden soll. Falls es Euch nicht möglich ist, persönlich zu erscheinen (sowie bei weitere Fragen) wendet Euch per eMail an uns: fsv@fsmath.uni-bonn.de.</text:span></text:p>
      <text:p text:style-name="P1"><text:span text:style-name="T1">*</text:span><text:span text:style-name="T2">Wahlordnung für die Wahlen der Fachschaftsvertretungen und Fachschaftsräte</text:span><text:span text:style-name="T1"> (http://www.sp.uni-bonn.de/dokumente/idx/Ordnungen/FSWO.htm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0:11:21.357895115</meta:creation-date>
    <dc:date>2015-11-10T20:59:05.566466843</dc:date>
    <meta:editing-duration>PT17M22S</meta:editing-duration>
    <meta:editing-cycles>2</meta:editing-cycles>
    <meta:generator>LibreOffice/5.0.3.1$Linux_X86_64 LibreOffice_project/00m0$Build-1</meta:generator>
    <meta:document-statistic meta:table-count="0" meta:image-count="0" meta:object-count="0" meta:page-count="1" meta:paragraph-count="7" meta:word-count="127" meta:character-count="1046" meta:non-whitespace-character-count="922"/>
  </office:meta>
</office:document-meta>
</file>